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cm"/>
    </style:style>
    <style:style style:name="co11" style:family="table-column">
      <style:table-column-properties fo:break-before="auto" style:column-width="15.852cm"/>
    </style:style>
    <style:style style:name="co12" style:family="table-column">
      <style:table-column-properties fo:break-before="auto" style:column-width="15.744cm"/>
    </style:style>
    <style:style style:name="co13" style:family="table-column">
      <style:table-column-properties fo:break-before="auto" style:column-width="19.995cm"/>
    </style:style>
    <style:style style:name="co14" style:family="table-column">
      <style:table-column-properties fo:break-before="auto" style:column-width="14.963cm"/>
    </style:style>
    <style:style style:name="co15" style:family="table-column">
      <style:table-column-properties fo:break-before="auto" style:column-width="12.24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7">
      <style:table-cell-properties fo:wrap-option="wrap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fo:border-bottom="none" fo:wrap-option="wrap" fo:border-left="0.002cm solid #000000" fo:border-right="none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ans</text:p>
          </table:table-cell>
          <table:table-cell table:formula="of:=[Steven_Bastiaans.C12]" office:value-type="float" office:value="6.5">
            <text:p>6,5</text:p>
          </table:table-cell>
          <table:table-cell table:formula="of:=[Steven_Bastiaans.C24]" office:value-type="float" office:value="6.75">
            <text:p>6,75</text:p>
          </table:table-cell>
          <table:table-cell table:formula="of:=[Steven_Bastiaans.C37]" office:value-type="float" office:value="19.15">
            <text:p>19,15</text:p>
          </table:table-cell>
          <table:table-cell table:formula="of:=[Steven_Bastiaans.C49]" office:value-type="float" office:value="3.25">
            <text:p>3,25</text:p>
          </table:table-cell>
          <table:table-cell table:formula="of:=[Steven_Bastiaans.C61]" office:value-type="float" office:value="0">
            <text:p>0</text:p>
          </table:table-cell>
          <table:table-cell table:number-columns-repeated="9"/>
          <table:table-cell table:style-name="ce8" table:formula="of:=SUM([.B2:.O2])" office:value-type="float" office:value="35.65">
            <text:p>35,6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57]" office:value-type="float" office:value="7.5">
            <text:p>7,5</text:p>
          </table:table-cell>
          <table:table-cell table:style-name="ce6" table:formula="of:=[Benjamin_Cousaert.D57]" office:value-type="float" office:value="0">
            <text:p>0</text:p>
          </table:table-cell>
          <table:table-cell table:number-columns-repeated="9"/>
          <table:table-cell table:style-name="ce8" table:formula="of:=SUM([.B3:.O3])" office:value-type="float" office:value="39">
            <text:p>3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51]" office:value-type="float" office:value="5.25">
            <text:p>5,25</text:p>
          </table:table-cell>
          <table:table-cell table:formula="of:=[Nils_Mak.C69]" office:value-type="float" office:value="0">
            <text:p>0</text:p>
          </table:table-cell>
          <table:table-cell table:number-columns-repeated="9"/>
          <table:table-cell table:style-name="ce8" table:formula="of:=SUM([.B4:.O4])" office:value-type="float" office:value="31.4">
            <text:p>31,4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57]" office:value-type="float" office:value="0">
            <text:p>0</text:p>
          </table:table-cell>
          <table:table-cell table:formula="of:=[Niko_Strijbol.C69]" office:value-type="float" office:value="0">
            <text:p>0</text:p>
          </table:table-cell>
          <table:table-cell table:number-columns-repeated="9"/>
          <table:table-cell table:style-name="ce8" table:formula="of:=SUM([.B5:.O5])" office:value-type="float" office:value="28.33">
            <text:p>28,33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">
            <text:p>1</text:p>
          </table:table-cell>
          <table:table-cell table:formula="of:=[Domien_Van_Steendam.C60]" office:value-type="float" office:value="0">
            <text:p>0</text:p>
          </table:table-cell>
          <table:table-cell table:number-columns-repeated="9"/>
          <table:table-cell table:style-name="ce8" table:formula="of:=SUM([.B6:.O6])" office:value-type="float" office:value="36.75">
            <text:p>36,7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">
            <text:p>6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49]" office:value-type="float" office:value="0">
            <text:p>0</text:p>
          </table:table-cell>
          <table:table-cell table:formula="of:=[Karel_VandenBussche.C61]" office:value-type="float" office:value="0">
            <text:p>0</text:p>
          </table:table-cell>
          <table:table-cell table:number-columns-repeated="9"/>
          <table:table-cell table:style-name="ce8" table:formula="of:=SUM([.B7:.O7])" office:value-type="float" office:value="26.25">
            <text:p>26,2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4">
            <text:p>4</text:p>
          </table:table-cell>
          <table:table-cell table:formula="of:=[David_Vandorpe.C72]" office:value-type="float" office:value="0">
            <text:p>0</text:p>
          </table:table-cell>
          <table:table-cell table:number-columns-repeated="9"/>
          <table:table-cell table:style-name="ce8" table:formula="of:=SUM([.B8:.O8])" office:value-type="float" office:value="37.85">
            <text:p>37,8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">
            <text:p>49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21">
            <text:p>21</text:p>
          </table:table-cell>
          <table:table-cell table:style-name="ce7" table:formula="of:=SUM([.F2:.F8])" office:value-type="float" office:value="0">
            <text:p>0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Verslag meeting 2 intypen en op github zet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ngularJs: begin documentatie lez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Use-case: afsluiten verzeker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Use-cases verbeter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Verslag meeting 3 intypen en op github zet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[Backend] review, onderzoek backend , ..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4.4">
            <text:p>4,4</text:p>
          </table:table-cell>
          <table:table-cell table:style-name="ce16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[Backend] verder localdatetim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ackend] Validators, pull requests review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3.25">
            <text:p>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 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Webpack Documentatie lez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Usecase pdf opstell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Usecases nakijken en correcties aanbreng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Milestone 0.1 af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3.5">
            <text:p>3,5</text:p>
          </table:table-cell>
          <table:table-cell table:style-name="ce16" office:value-type="string">
            <text:p>Opzetten frontend (webpack, typescript, sass, ...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Fixen typescrip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Verder uitwerken React Componen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ootstrap toevoeg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README aanpassen met voorbeel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ogelijkheden bekijken voor I18n in Reac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Implementeer I18n in fronte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en React State mogelijkheden voor sessi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React Redux Router documentatie lez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React-route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Bootstrap design toevoegen met verschillende link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lit design in modules and make 404 pag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Show active link in navbar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56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1:.C68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 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Construer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Construeren use cases (opvragen premies etc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review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review &amp; formatting &amp; aanpass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installatie nodige files frontend (lokaal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3.6">
            <text:p>3,6</text:p>
          </table:table-cell>
          <table:table-cell table:style-name="ce16" office:value-type="string">
            <text:p>React components AddUser, AddRole, AddVehicl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Fixed css and small errors in AddRol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PR github fronte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React component InfoTabl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PR github fronte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fixed console and translation errors InfoTable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50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5:.C62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25">
            <text:p>0,25</text:p>
          </table:table-cell>
          <table:table-cell table:style-name="ce15" office:value-type="string">
            <text:p>Maken voorstel voor use case (#16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7" office:value-type="date" office:date-value="2017-02-27">
            <text:p>27/02/17</text:p>
          </table:table-cell>
          <table:table-cell table:style-name="ce15" office:value-type="float" office:value="1.5">
            <text:p>1,5</text:p>
          </table:table-cell>
          <table:table-cell table:style-name="ce18" office:value-type="string">
            <text:p>Werken aan use cases gebruiker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Allerlei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1.33">
            <text:p>1,33</text:p>
          </table:table-cell>
          <table:table-cell table:style-name="ce16" office:value-type="string">
            <text:p>Meeting API 1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Werken aan API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uitleg, guides &amp; tutoria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Zelf proberen van Spr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0.25">
            <text:p>0,25</text:p>
          </table:table-cell>
          <table:table-cell table:style-name="ce16" office:value-type="string">
            <text:p>Fun met git + klaarmaken pull reques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Leer nog meer over Spring en pas code aa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Werken aan API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API, pull request review, varia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HTTP standaar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PR reviewen enzo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1.5">
            <text:p>1,5</text:p>
          </table:table-cell>
          <table:table-cell table:style-name="ce16" office:value-type="string">
            <text:p>TypeScript + React tutorial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1.25">
            <text:p>1,25</text:p>
          </table:table-cell>
          <table:table-cell table:style-name="ce16" office:value-type="string">
            <text:p>Backend: review + cod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API -ding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56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1:.C68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Default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e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7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8" office:value-type="string">
            <text:p>Controle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1.75">
            <text:p>1,75</text:p>
          </table:table-cell>
          <table:table-cell table:style-name="ce16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6" office:value-type="float" office:value="5.5">
            <text:p>5,5</text:p>
          </table:table-cell>
          <table:table-cell table:style-name="ce16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6.75">
            <text:p>6,75</text:p>
          </table:table-cell>
          <table:table-cell table:style-name="ce16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ssues, stand van zaken frontend controler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Opzoekwerk over uitgebreid tes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Eerste versie van usecases milestone 1 uitwer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Usecases milestone 1 verder uitwerk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">
            <text:p>6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 milestone 1 opmaak verzorgen + uitbreid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75">
            <text:p>0,75</text:p>
          </table:table-cell>
          <table:table-cell table:style-name="ce16" office:value-type="string">
            <text:p>Opzoekwerk frontend test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2.5">
            <text:p>2,5</text:p>
          </table:table-cell>
          <table:table-cell table:style-name="ce16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Backend testing en opzoekwerk automatisati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Kennis opdoen bij open-source projec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5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9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9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7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Vergader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7" office:value-type="date" office:date-value="2017-02-25">
            <text:p>25/02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7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6" office:value-type="float" office:value="2.5">
            <text:p>2,5</text:p>
          </table:table-cell>
          <table:table-cell table:style-name="ce15" office:value-type="string">
            <text:p>Lezen documentatie en configureren Jenkin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Deadline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Bespreking milestone 1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Capistrano voor documentati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Debuggen lege /usr/bin/env binary?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HTTP auth en documentatie online plaats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Jenkins pull request plugi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pring en Hibernate setup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Generische DAO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Meeting 3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SonarQub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ix hibernate wanneer het project als jar run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Init Flyway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Jenkins Github Auth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5-04">
            <text:p>04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Lezen pull-request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5-05">
            <text:p>05/05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Opzetten Capistrano voor wekelijkse snapshot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5-05">
            <text:p>05/05/17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Verderwerken Dao en AbstractRestControlle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utomatisch deployen /data en snapshot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Automatisch builden van javadocs bij deployen</text:p>
          </table:table-cell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4">
            <text:p>4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7/03/2017</text:date>, <text:time>01:53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3-07T01:53:00.82</dc:date>
    <meta:editing-cycles>38</meta:editing-cycles>
    <meta:editing-duration>PT1H53M11S</meta:editing-duration>
    <meta:print-date>2017-03-07T01:38:41.15</meta:print-date>
    <meta:document-statistic meta:table-count="8" meta:cell-count="809" meta:object-count="0"/>
  </office:meta>
</office:document-meta>
</file>